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E8000003069E8836F7D2EA5546.png" manifest:media-type="image/png"/>
  <manifest:file-entry manifest:full-path="Pictures/10000000000002030000013E3869F55D1E2793A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75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r3" style:family="presentation" style:parent-style-name="Standard-outline1">
      <style:graphic-properties fo:min-height="11.92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6.2cm" svg:height="20.159cm" svg:x="1.2cm" svg:y="2cm">
          <draw:text-box>
            <text:p>Signature électronique dématérialisée (logiciel gratuit le permettant (sha + clé prive + clé public)</text:p>
            <text:p>Signature electronique et signature digitalisée</text:p>
            <text:p>Signature numérique </text:p>
            <text:p>« L’effet juridique d’une signature électronique</text:p>
            <text:p>qualifiée est équivalent à celui d’une signature</text:p>
            <text:p>manuscrite.” (Article 25 – 2.)</text:p>
            <text:p/>
            <text:p><text:s/>eSigning, digital signatures and digital certificates </text:p>
            <text:p>Digital signature (clé + hash + clé publique)</text:p>
            <text:p/>
            <text:list text:style-name="L1">
              <text:list-item>
                <text:p>Mysign</text:p>
              </text:list-item>
              <text:list-item>
                <text:p>Acrobat xi pro</text:p>
              </text:list-item>
              <text:list-item>
                <text:p>Jsignpdf</text:p>
              </text:list-item>
              <text:list-item>
                <text:p>Cudasign</text:p>
              </text:list-item>
              <text:list-item>
                <text:p>Docusign</text:p>
              </text:list-item>
            </text:list>
            <text:p/>
            <text:p><text:tab/>VS</text:p>
            <text:list text:continue-numbering="true" text:style-name="L1">
              <text:list-header>
                <text:p>Basically, an Electronic Signature is the equivalent of your hand written signature digitized and can be used to confirm content within a document, or the terms of a particular document.</text:p>
              </text:list-header>
              <text:list-item>
                <text:p/>
              </text:list-item>
              <text:list-item>
                <text:p>Depending on the nature of the document being signed, an electronic signature in the form of a scanned image of the signer's hand written signature is considered to be legally binding in most countries, but does vary by country and at state levels</text:p>
              </text:list-item>
              <text:list-item>
                <text:p/>
              </text:list-item>
            </text:list>
            <text:p/>
            <text:p>Wavecom <text:s/>pad</text:p>
          </draw:text-box>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2" draw:layer="layout" svg:width="25.199cm" svg:height="3.506cm" svg:x="1.4cm" svg:y="0.837cm" presentation:class="title">
          <draw:text-box>
            <text:p>Signature électronique</text:p>
          </draw:text-box>
        </draw:frame>
        <draw:frame presentation:style-name="pr3" draw:layer="layout" svg:width="25.199cm" svg:height="12.179cm" svg:x="1.4cm" svg:y="4.914cm" presentation:class="outline">
          <draw:text-box>
            <text:list text:style-name="L2">
              <text:list-item>
                <text:p>Signatures électroniques</text:p>
              </text:list-item>
              <text:list-item>
                <text:p/>
              </text:list-item>
              <text:list-item>
                <text:p>D’après la loi fédérale américaine sur les signatures électroniques (Federal ESIGN Act), les signatures électroniques se définissent comment suit : « son, symbole ou processus électronique attaché ou logiquement associé à un contrat ou tout autre enregistrement, qui est appliqué ou adopté par une personne dans l'intention de signer l'enregistrement. »</text:p>
              </text:list-item>
              <text:list-item>
                <text:p/>
              </text:list-item>
              <text:list-item>
                <text:p>En résumé, une signature électronique est l’équivalent de votre signature manuscrite numérisée ; elle peut être utilisée pour confirmer le contenu d’un document ou les conditions d'un document spécifique.</text:p>
              </text:list-item>
            </text:list>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2" draw:layer="layout" svg:width="25.199cm" svg:height="3.506cm" svg:x="1.4cm" svg:y="0.837cm" presentation:class="title">
          <draw:text-box>
            <text:p>Signature numérique</text:p>
          </draw:text-box>
        </draw:frame>
        <draw:frame presentation:style-name="pr3"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3" draw:text-style-name="P3" draw:layer="layout" svg:width="26.457cm" svg:height="20.478cm" svg:x="0.831cm" svg:y="0.314cm">
          <draw:image xlink:href="Pictures/10000000000003E8000003069E8836F7D2EA5546.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2" draw:layer="layout" svg:width="25.199cm" svg:height="3.506cm" svg:x="1.4cm" svg:y="0.837cm" presentation:class="title" presentation:user-transformed="true">
          <draw:text-box>
            <text:p>Numérisé et sign pad </text:p>
          </draw:text-box>
        </draw:frame>
        <draw:frame presentation:style-name="pr3"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2" draw:layer="layout" svg:width="25.199cm" svg:height="3.506cm" svg:x="1.4cm" svg:y="0.837cm" presentation:class="title">
          <draw:text-box>
            <text:p>Tarifs</text:p>
          </draw:text-box>
        </draw:frame>
        <draw:frame presentation:style-name="pr3" draw:layer="layout" svg:width="25.199cm" svg:height="12.179cm" svg:x="1.4cm" svg:y="4.914cm" presentation:class="outline" presentation:placeholder="true" presentation:user-transformed="true">
          <draw:text-box/>
        </draw:frame>
        <draw:frame draw:style-name="gr4" draw:text-style-name="P4" draw:layer="layout" svg:width="13.625cm" svg:height="8.413cm" svg:x="7.247cm" svg:y="6.314cm">
          <draw:image xlink:href="Pictures/10000000000002030000013E3869F55D1E2793AD.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5T12:40:33.111000000</meta:creation-date>
    <meta:generator>LibreOffice/5.0.5.2$Windows_x86 LibreOffice_project/55b006a02d247b5f7215fc6ea0fde844b30035b3</meta:generator>
    <dc:date>2018-01-09T12:53:39.875000000</dc:date>
    <meta:editing-duration>PT7H21M53S</meta:editing-duration>
    <meta:editing-cycles>6</meta:editing-cycles>
    <meta:document-statistic meta:object-count="44"/>
  </office:meta>
</office:document-meta>
</file>